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office:value-type="float" office:value="220.41" calcext:value-type="float">
            <text:p>220.41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office:value-type="float" office:value="221.28" calcext:value-type="float">
            <text:p>221.28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office:value-type="float" office:value="207.85" calcext:value-type="float">
            <text:p>207.85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office:value-type="float" office:value="208.81" calcext:value-type="float">
            <text:p>208.81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office:value-type="float" office:value="354.42" calcext:value-type="float">
            <text:p>354.42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office:value-type="float" office:value="222.33" calcext:value-type="float">
            <text:p>222.33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office:value-type="float" office:value="298.22" calcext:value-type="float">
            <text:p>298.22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office:value-type="float" office:value="251.44" calcext:value-type="float">
            <text:p>251.44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office:value-type="float" office:value="311.84" calcext:value-type="float">
            <text:p>311.84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5285298.4" calcext:value-type="float">
            <text:p>45285298.4</text:p>
          </table:table-cell>
          <table:table-cell table:style-name="ce3" table:formula="of:=AVERAGE([.G4:.G13])" office:value-type="float" office:value="45118229" calcext:value-type="float">
            <text:p>45118229</text:p>
          </table:table-cell>
          <table:table-cell table:style-name="ce3" table:formula="of:=AVERAGE([.H4:.H13])" office:value-type="float" office:value="45094822.6" calcext:value-type="float">
            <text:p>45094822.6</text:p>
          </table:table-cell>
          <table:table-cell table:style-name="ce3" table:formula="of:=AVERAGE([.I4:.I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K4:.K13])" office:value-type="float" office:value="186.16" calcext:value-type="float">
            <text:p>186.16</text:p>
          </table:table-cell>
          <table:table-cell table:style-name="ce3" table:formula="of:=AVERAGE([.L4:.L13])" office:value-type="float" office:value="186.021" calcext:value-type="float">
            <text:p>186.021</text:p>
          </table:table-cell>
          <table:table-cell table:style-name="ce3" table:formula="of:=AVERAGE([.M4:.M13])" office:value-type="float" office:value="187.377" calcext:value-type="float">
            <text:p>187.377</text:p>
          </table:table-cell>
          <table:table-cell table:style-name="ce3" table:formula="of:=AVERAGE([.N4:.N13])" office:value-type="float" office:value="251.657" calcext:value-type="float">
            <text:p>251.657</text:p>
          </table:table-cell>
          <table:table-cell table:style-name="ce3" table:formula="of:=AVERAGE([.O4:.O13])" office:value-type="float" office:value="187834802.7" calcext:value-type="float">
            <text:p>187834802.7</text:p>
          </table:table-cell>
          <table:table-cell table:style-name="ce3" table:formula="of:=AVERAGE([.P4:.P13])" office:value-type="float" office:value="187626219.5" calcext:value-type="float">
            <text:p>187626219.5</text:p>
          </table:table-cell>
          <table:table-cell table:style-name="ce3" table:formula="of:=AVERAGE([.Q4:.Q13])" office:value-type="float" office:value="188979078.9" calcext:value-type="float">
            <text:p>188979078.9</text:p>
          </table:table-cell>
          <table:table-cell table:style-name="ce3" table:formula="of:=AVERAGE([.R4:.R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345607.663975015" calcext:value-type="float">
            <text:p>345607.663975015</text:p>
          </table:table-cell>
          <table:table-cell table:style-name="ce3" table:formula="of:=STDEV([.G4:.G13])" office:value-type="float" office:value="153635.67480316" calcext:value-type="float">
            <text:p>153635.67480316</text:p>
          </table:table-cell>
          <table:table-cell table:style-name="ce3" table:formula="of:=STDEV([.H4:.H13])" office:value-type="float" office:value="292909.226107946" calcext:value-type="float">
            <text:p>292909.226107946</text:p>
          </table:table-cell>
          <table:table-cell table:style-name="ce3" table:formula="of:=STDEV([.I4:.I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K4:.K13])" office:value-type="float" office:value="0.768866409433763" calcext:value-type="float">
            <text:p>0.768866409433763</text:p>
          </table:table-cell>
          <table:table-cell table:style-name="ce3" table:formula="of:=STDEV([.L4:.L13])" office:value-type="float" office:value="0.566832328725956" calcext:value-type="float">
            <text:p>0.566832328725956</text:p>
          </table:table-cell>
          <table:table-cell table:style-name="ce3" table:formula="of:=STDEV([.M4:.M13])" office:value-type="float" office:value="2.04729116422435" calcext:value-type="float">
            <text:p>2.04729116422435</text:p>
          </table:table-cell>
          <table:table-cell table:style-name="ce3" table:formula="of:=STDEV([.N4:.N13])" office:value-type="float" office:value="51.4982010581168" calcext:value-type="float">
            <text:p>51.4982010581168</text:p>
          </table:table-cell>
          <table:table-cell table:style-name="ce3" table:formula="of:=STDEV([.O4:.O13])" office:value-type="float" office:value="802462.289184295" calcext:value-type="float">
            <text:p>802462.289184295</text:p>
          </table:table-cell>
          <table:table-cell table:style-name="ce3" table:formula="of:=STDEV([.P4:.P13])" office:value-type="float" office:value="592244.376159078" calcext:value-type="float">
            <text:p>592244.376159078</text:p>
          </table:table-cell>
          <table:table-cell table:style-name="ce3" table:formula="of:=STDEV([.Q4:.Q13])" office:value-type="float" office:value="2059384.26439428" calcext:value-type="float">
            <text:p>2059384.26439428</text:p>
          </table:table-cell>
          <table:table-cell table:style-name="ce3" table:formula="of:=STDEV([.R4:.R13])" office:value-type="float" office:value="51541075.7926223" calcext:value-type="float">
            <text:p>51541075.7926223</text:p>
          </table:table-cell>
        </table:table-row>
      </table:table>
      <table:table table:name="CG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1232736.3" calcext:value-type="float">
            <text:p>1232736.3</text:p>
          </table:table-cell>
          <table:table-cell table:style-name="ce3" table:formula="of:=AVERAGE([.G4:.G13])" office:value-type="float" office:value="1095440.2" calcext:value-type="float">
            <text:p>1095440.2</text:p>
          </table:table-cell>
          <table:table-cell table:style-name="ce3" table:formula="of:=AVERAGE([.H4:.H13])" office:value-type="float" office:value="1195046" calcext:value-type="float">
            <text:p>1195046</text:p>
          </table:table-cell>
          <table:table-cell table:style-name="ce3" table:formula="of:=AVERAGE([.I4:.I13])" office:value-type="float" office:value="4528969.8" calcext:value-type="float">
            <text:p>4528969.8</text:p>
          </table:table-cell>
          <table:table-cell/>
          <table:table-cell table:style-name="ce3" table:formula="of:=AVERAGE([.K4:.K13])" office:value-type="float" office:value="92.079" calcext:value-type="float">
            <text:p>92.079</text:p>
          </table:table-cell>
          <table:table-cell table:style-name="ce3" table:formula="of:=AVERAGE([.L4:.L13])" office:value-type="float" office:value="91.366" calcext:value-type="float">
            <text:p>91.366</text:p>
          </table:table-cell>
          <table:table-cell table:style-name="ce3" table:formula="of:=AVERAGE([.M4:.M13])" office:value-type="float" office:value="90.891" calcext:value-type="float">
            <text:p>90.891</text:p>
          </table:table-cell>
          <table:table-cell table:style-name="ce3" table:formula="of:=AVERAGE([.N4:.N13])" office:value-type="float" office:value="137.677" calcext:value-type="float">
            <text:p>137.677</text:p>
          </table:table-cell>
          <table:table-cell table:style-name="ce3" table:formula="of:=AVERAGE([.O4:.O13])" office:value-type="float" office:value="96850733.5" calcext:value-type="float">
            <text:p>96850733.5</text:p>
          </table:table-cell>
          <table:table-cell table:style-name="ce3" table:formula="of:=AVERAGE([.P4:.P13])" office:value-type="float" office:value="95837251.3" calcext:value-type="float">
            <text:p>95837251.3</text:p>
          </table:table-cell>
          <table:table-cell table:style-name="ce3" table:formula="of:=AVERAGE([.Q4:.Q13])" office:value-type="float" office:value="95115301.9" calcext:value-type="float">
            <text:p>95115301.9</text:p>
          </table:table-cell>
          <table:table-cell table:style-name="ce3" table:formula="of:=AVERAGE([.R4:.R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144171.901309243" calcext:value-type="float">
            <text:p>144171.901309243</text:p>
          </table:table-cell>
          <table:table-cell table:style-name="ce3" table:formula="of:=STDEV([.G4:.G13])" office:value-type="float" office:value="21464.6065616038" calcext:value-type="float">
            <text:p>21464.6065616038</text:p>
          </table:table-cell>
          <table:table-cell table:style-name="ce3" table:formula="of:=STDEV([.H4:.H13])" office:value-type="float" office:value="83955.4007620183" calcext:value-type="float">
            <text:p>83955.4007620183</text:p>
          </table:table-cell>
          <table:table-cell table:style-name="ce3" table:formula="of:=STDEV([.I4:.I13])" office:value-type="float" office:value="252724.753497555" calcext:value-type="float">
            <text:p>252724.753497555</text:p>
          </table:table-cell>
          <table:table-cell/>
          <table:table-cell table:style-name="ce3" table:formula="of:=STDEV([.K4:.K13])" office:value-type="float" office:value="0.501629566734482" calcext:value-type="float">
            <text:p>0.501629566734482</text:p>
          </table:table-cell>
          <table:table-cell table:style-name="ce3" table:formula="of:=STDEV([.L4:.L13])" office:value-type="float" office:value="0.452528697678082" calcext:value-type="float">
            <text:p>0.452528697678082</text:p>
          </table:table-cell>
          <table:table-cell table:style-name="ce3" table:formula="of:=STDEV([.M4:.M13])" office:value-type="float" office:value="0.257701377567137" calcext:value-type="float">
            <text:p>0.257701377567137</text:p>
          </table:table-cell>
          <table:table-cell table:style-name="ce3" table:formula="of:=STDEV([.N4:.N13])" office:value-type="float" office:value="13.1412455438761" calcext:value-type="float">
            <text:p>13.1412455438761</text:p>
          </table:table-cell>
          <table:table-cell table:style-name="ce3" table:formula="of:=STDEV([.O4:.O13])" office:value-type="float" office:value="668351.964073862" calcext:value-type="float">
            <text:p>668351.964073862</text:p>
          </table:table-cell>
          <table:table-cell table:style-name="ce3" table:formula="of:=STDEV([.P4:.P13])" office:value-type="float" office:value="679669.26185953" calcext:value-type="float">
            <text:p>679669.26185953</text:p>
          </table:table-cell>
          <table:table-cell table:style-name="ce3" table:formula="of:=STDEV([.Q4:.Q13])" office:value-type="float" office:value="268973.744017454" calcext:value-type="float">
            <text:p>268973.744017454</text:p>
          </table:table-cell>
          <table:table-cell table:style-name="ce3" table:formula="of:=STDEV([.R4:.R13])" office:value-type="float" office:value="13148702.2757771" calcext:value-type="float">
            <text:p>13148702.2757771</text:p>
          </table:table-cell>
        </table:table-row>
      </table:table>
      <table:table table:name="EP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1243720.7" calcext:value-type="float">
            <text:p>21243720.7</text:p>
          </table:table-cell>
          <table:table-cell table:style-name="ce3" table:formula="of:=AVERAGE([.G4:.G13])" office:value-type="float" office:value="21106575.9" calcext:value-type="float">
            <text:p>21106575.9</text:p>
          </table:table-cell>
          <table:table-cell table:style-name="ce3" table:formula="of:=AVERAGE([.H4:.H13])" office:value-type="float" office:value="21300361.1" calcext:value-type="float">
            <text:p>21300361.1</text:p>
          </table:table-cell>
          <table:table-cell table:style-name="ce3" table:formula="of:=AVERAGE([.I4:.I13])" office:value-type="float" office:value="24410802.2" calcext:value-type="float">
            <text:p>24410802.2</text:p>
          </table:table-cell>
          <table:table-cell table:style-name="ce3"/>
          <table:table-cell table:style-name="ce3" table:formula="of:=AVERAGE([.K4:.K13])" office:value-type="float" office:value="84.607" calcext:value-type="float">
            <text:p>84.607</text:p>
          </table:table-cell>
          <table:table-cell table:style-name="ce3" table:formula="of:=AVERAGE([.L4:.L13])" office:value-type="float" office:value="84.997" calcext:value-type="float">
            <text:p>84.997</text:p>
          </table:table-cell>
          <table:table-cell table:style-name="ce3" table:formula="of:=AVERAGE([.M4:.M13])" office:value-type="float" office:value="84.76" calcext:value-type="float">
            <text:p>84.76</text:p>
          </table:table-cell>
          <table:table-cell table:style-name="ce3" table:formula="of:=AVERAGE([.N4:.N13])" office:value-type="float" office:value="89.325" calcext:value-type="float">
            <text:p>89.325</text:p>
          </table:table-cell>
          <table:table-cell table:style-name="ce3" table:formula="of:=AVERAGE([.O4:.O13])" office:value-type="float" office:value="84638571.4" calcext:value-type="float">
            <text:p>84638571.4</text:p>
          </table:table-cell>
          <table:table-cell table:style-name="ce3" table:formula="of:=AVERAGE([.P4:.P13])" office:value-type="float" office:value="84996368.4" calcext:value-type="float">
            <text:p>84996368.4</text:p>
          </table:table-cell>
          <table:table-cell table:style-name="ce3" table:formula="of:=AVERAGE([.Q4:.Q13])" office:value-type="float" office:value="84760869.7" calcext:value-type="float">
            <text:p>84760869.7</text:p>
          </table:table-cell>
          <table:table-cell table:style-name="ce3" table:formula="of:=AVERAGE([.R4:.R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100410.888836321" calcext:value-type="float">
            <text:p>100410.888836321</text:p>
          </table:table-cell>
          <table:table-cell table:style-name="ce3" table:formula="of:=STDEV([.G4:.G13])" office:value-type="float" office:value="27615.3085461669" calcext:value-type="float">
            <text:p>27615.3085461669</text:p>
          </table:table-cell>
          <table:table-cell table:style-name="ce3" table:formula="of:=STDEV([.H4:.H13])" office:value-type="float" office:value="114971.63274038" calcext:value-type="float">
            <text:p>114971.63274038</text:p>
          </table:table-cell>
          <table:table-cell table:style-name="ce3" table:formula="of:=STDEV([.I4:.I13])" office:value-type="float" office:value="338818.485763166" calcext:value-type="float">
            <text:p>338818.485763166</text:p>
          </table:table-cell>
          <table:table-cell table:style-name="ce3"/>
          <table:table-cell table:style-name="ce3" table:formula="of:=STDEV([.K4:.K13])" office:value-type="float" office:value="0.261790841024749" calcext:value-type="float">
            <text:p>0.261790841024749</text:p>
          </table:table-cell>
          <table:table-cell table:style-name="ce3" table:formula="of:=STDEV([.L4:.L13])" office:value-type="float" office:value="0.355997815224254" calcext:value-type="float">
            <text:p>0.355997815224254</text:p>
          </table:table-cell>
          <table:table-cell table:style-name="ce3" table:formula="of:=STDEV([.M4:.M13])" office:value-type="float" office:value="0.191485421551266" calcext:value-type="float">
            <text:p>0.191485421551266</text:p>
          </table:table-cell>
          <table:table-cell table:style-name="ce3" table:formula="of:=STDEV([.N4:.N13])" office:value-type="float" office:value="2.48725305865281" calcext:value-type="float">
            <text:p>2.48725305865281</text:p>
          </table:table-cell>
          <table:table-cell table:style-name="ce3" table:formula="of:=STDEV([.O4:.O13])" office:value-type="float" office:value="263136.778232749" calcext:value-type="float">
            <text:p>263136.778232749</text:p>
          </table:table-cell>
          <table:table-cell table:style-name="ce3" table:formula="of:=STDEV([.P4:.P13])" office:value-type="float" office:value="355386.952170354" calcext:value-type="float">
            <text:p>355386.952170354</text:p>
          </table:table-cell>
          <table:table-cell table:style-name="ce3" table:formula="of:=STDEV([.Q4:.Q13])" office:value-type="float" office:value="191185.181385919" calcext:value-type="float">
            <text:p>191185.181385919</text:p>
          </table:table-cell>
          <table:table-cell table:style-name="ce3" table:formula="of:=STDEV([.R4:.R13])" office:value-type="float" office:value="2466093.0908107" calcext:value-type="float">
            <text:p>2466093.0908107</text:p>
          </table:table-cell>
        </table:table-row>
      </table:table>
      <table:table table:name="IS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69" calcext:value-type="float">
            <text:p>1.6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47" calcext:value-type="float">
            <text:p>1.47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 table:style-name="ce3" table:formula="of:=AVERAGE([.F4:.F13])" office:value-type="float" office:value="1299978" calcext:value-type="float">
            <text:p>1299978</text:p>
          </table:table-cell>
          <table:table-cell table:style-name="ce3" table:formula="of:=AVERAGE([.G4:.G13])" office:value-type="float" office:value="1198414.4" calcext:value-type="float">
            <text:p>1198414.4</text:p>
          </table:table-cell>
          <table:table-cell table:style-name="ce3" table:formula="of:=AVERAGE([.H4:.H13])" office:value-type="float" office:value="1307276.2" calcext:value-type="float">
            <text:p>1307276.2</text:p>
          </table:table-cell>
          <table:table-cell table:style-name="ce3" table:formula="of:=AVERAGE([.I4:.I13])" office:value-type="float" office:value="4056804.3" calcext:value-type="float">
            <text:p>4056804.3</text:p>
          </table:table-cell>
          <table:table-cell table:style-name="ce3"/>
          <table:table-cell table:style-name="ce3" table:formula="of:=AVERAGE([.K4:.K13])" office:value-type="float" office:value="1.575" calcext:value-type="float">
            <text:p>1.575</text:p>
          </table:table-cell>
          <table:table-cell table:style-name="ce3" table:formula="of:=AVERAGE([.L4:.L13])" office:value-type="float" office:value="1.363" calcext:value-type="float">
            <text:p>1.363</text:p>
          </table:table-cell>
          <table:table-cell table:style-name="ce3" table:formula="of:=AVERAGE([.M4:.M13])" office:value-type="float" office:value="1.351" calcext:value-type="float">
            <text:p>1.351</text:p>
          </table:table-cell>
          <table:table-cell table:style-name="ce3" table:formula="of:=AVERAGE([.N4:.N13])" office:value-type="float" office:value="1.544" calcext:value-type="float">
            <text:p>1.544</text:p>
          </table:table-cell>
          <table:table-cell table:style-name="ce3" table:formula="of:=AVERAGE([.O4:.O13])" office:value-type="float" office:value="5225832.3" calcext:value-type="float">
            <text:p>5225832.3</text:p>
          </table:table-cell>
          <table:table-cell table:style-name="ce3" table:formula="of:=AVERAGE([.P4:.P13])" office:value-type="float" office:value="4792490.8" calcext:value-type="float">
            <text:p>4792490.8</text:p>
          </table:table-cell>
          <table:table-cell table:style-name="ce3" table:formula="of:=AVERAGE([.Q4:.Q13])" office:value-type="float" office:value="4913606.8" calcext:value-type="float">
            <text:p>4913606.8</text:p>
          </table:table-cell>
          <table:table-cell table:style-name="ce3" table:formula="of:=AVERAGE([.R4:.R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 table:style-name="ce3" table:formula="of:=STDEV([.F4:.F13])" office:value-type="float" office:value="23697.582661529" calcext:value-type="float">
            <text:p>23697.582661529</text:p>
          </table:table-cell>
          <table:table-cell table:style-name="ce3" table:formula="of:=STDEV([.G4:.G13])" office:value-type="float" office:value="29901.8553500912" calcext:value-type="float">
            <text:p>29901.8553500912</text:p>
          </table:table-cell>
          <table:table-cell table:style-name="ce3" table:formula="of:=STDEV([.H4:.H13])" office:value-type="float" office:value="49402.7339859738" calcext:value-type="float">
            <text:p>49402.7339859738</text:p>
          </table:table-cell>
          <table:table-cell table:style-name="ce3" table:formula="of:=STDEV([.I4:.I13])" office:value-type="float" office:value="196335.541129098" calcext:value-type="float">
            <text:p>196335.541129098</text:p>
          </table:table-cell>
          <table:table-cell table:style-name="ce3"/>
          <table:table-cell table:style-name="ce3" table:formula="of:=STDEV([.K4:.K13])" office:value-type="float" office:value="0.108551063252892" calcext:value-type="float">
            <text:p>0.108551063252892</text:p>
          </table:table-cell>
          <table:table-cell table:style-name="ce3" table:formula="of:=STDEV([.L4:.L13])" office:value-type="float" office:value="0.0411096095821889" calcext:value-type="float">
            <text:p>0.041109609582189</text:p>
          </table:table-cell>
          <table:table-cell table:style-name="ce3" table:formula="of:=STDEV([.M4:.M13])" office:value-type="float" office:value="0.00316227766016831" calcext:value-type="float">
            <text:p>0.003162277660168</text:p>
          </table:table-cell>
          <table:table-cell table:style-name="ce3" table:formula="of:=STDEV([.N4:.N13])" office:value-type="float" office:value="0.14377451481786" calcext:value-type="float">
            <text:p>0.14377451481786</text:p>
          </table:table-cell>
          <table:table-cell table:style-name="ce3" table:formula="of:=STDEV([.O4:.O13])" office:value-type="float" office:value="132485.899362955" calcext:value-type="float">
            <text:p>132485.899362955</text:p>
          </table:table-cell>
          <table:table-cell table:style-name="ce3" table:formula="of:=STDEV([.P4:.P13])" office:value-type="float" office:value="44546.5342530208" calcext:value-type="float">
            <text:p>44546.5342530208</text:p>
          </table:table-cell>
          <table:table-cell table:style-name="ce3" table:formula="of:=STDEV([.Q4:.Q13])" office:value-type="float" office:value="47317.0242555467" calcext:value-type="float">
            <text:p>47317.0242555467</text:p>
          </table:table-cell>
          <table:table-cell table:style-name="ce3" table:formula="of:=STDEV([.R4:.R13])" office:value-type="float" office:value="224082.239831223" calcext:value-type="float">
            <text:p>224082.239831223</text:p>
          </table:table-cell>
        </table:table-row>
      </table:table>
      <table:table table:name="MG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2243355.5" calcext:value-type="float">
            <text:p>2243355.5</text:p>
          </table:table-cell>
          <table:table-cell table:style-name="ce3" table:formula="of:=AVERAGE([.F4:.F13])" office:value-type="float" office:value="2126873.1" calcext:value-type="float">
            <text:p>2126873.1</text:p>
          </table:table-cell>
          <table:table-cell table:style-name="ce3" table:formula="of:=AVERAGE([.G4:.G13])" office:value-type="float" office:value="2134056.2" calcext:value-type="float">
            <text:p>2134056.2</text:p>
          </table:table-cell>
          <table:table-cell table:style-name="ce3"/>
          <table:table-cell table:style-name="ce3" table:formula="of:=AVERAGE([.I4:.I13])" office:value-type="float" office:value="4.164" calcext:value-type="float">
            <text:p>4.164</text:p>
          </table:table-cell>
          <table:table-cell table:style-name="ce3" table:formula="of:=AVERAGE([.J4:.J13])" office:value-type="float" office:value="3.985" calcext:value-type="float">
            <text:p>3.985</text:p>
          </table:table-cell>
          <table:table-cell table:style-name="ce3" table:formula="of:=AVERAGE([.K4:.K13])" office:value-type="float" office:value="3.874" calcext:value-type="float">
            <text:p>3.874</text:p>
          </table:table-cell>
          <table:table-cell table:style-name="ce3" table:formula="of:=AVERAGE([.L4:.L13])" office:value-type="float" office:value="5405850.1" calcext:value-type="float">
            <text:p>5405850.1</text:p>
          </table:table-cell>
          <table:table-cell table:style-name="ce3" table:formula="of:=AVERAGE([.M4:.M13])" office:value-type="float" office:value="5130633.7" calcext:value-type="float">
            <text:p>5130633.7</text:p>
          </table:table-cell>
          <table:table-cell table:style-name="ce3" table:formula="of:=AVERAGE([.N4:.N13])" office:value-type="float" office:value="5132232.8" calcext:value-type="float">
            <text:p>5132232.8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47350.2972987264" calcext:value-type="float">
            <text:p>47350.2972987264</text:p>
          </table:table-cell>
          <table:table-cell table:style-name="ce3" table:formula="of:=STDEV([.F4:.F13])" office:value-type="float" office:value="49115.5779982278" calcext:value-type="float">
            <text:p>49115.5779982278</text:p>
          </table:table-cell>
          <table:table-cell table:style-name="ce3" table:formula="of:=STDEV([.G4:.G13])" office:value-type="float" office:value="61161.4718953035" calcext:value-type="float">
            <text:p>61161.4718953035</text:p>
          </table:table-cell>
          <table:table-cell table:style-name="ce3"/>
          <table:table-cell table:style-name="ce3" table:formula="of:=STDEV([.I4:.I13])" office:value-type="float" office:value="0.227947362344906" calcext:value-type="float">
            <text:p>0.227947362344906</text:p>
          </table:table-cell>
          <table:table-cell table:style-name="ce3" table:formula="of:=STDEV([.J4:.J13])" office:value-type="float" office:value="0.221622802677583" calcext:value-type="float">
            <text:p>0.221622802677583</text:p>
          </table:table-cell>
          <table:table-cell table:style-name="ce3" table:formula="of:=STDEV([.K4:.K13])" office:value-type="float" office:value="0.0150554530541817" calcext:value-type="float">
            <text:p>0.015055453054182</text:p>
          </table:table-cell>
          <table:table-cell table:style-name="ce3" table:formula="of:=STDEV([.L4:.L13])" office:value-type="float" office:value="39224.5043264482" calcext:value-type="float">
            <text:p>39224.5043264482</text:p>
          </table:table-cell>
          <table:table-cell table:style-name="ce3" table:formula="of:=STDEV([.M4:.M13])" office:value-type="float" office:value="83453.0923347561" calcext:value-type="float">
            <text:p>83453.0923347561</text:p>
          </table:table-cell>
          <table:table-cell table:style-name="ce3" table:formula="of:=STDEV([.N4:.N13])" office:value-type="float" office:value="85695.9964588" calcext:value-type="float">
            <text:p>85695.9964588</text:p>
          </table:table-cell>
        </table:table-row>
      </table:table>
      <table:table table:name="SP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5044322.1" calcext:value-type="float">
            <text:p>25044322.1</text:p>
          </table:table-cell>
          <table:table-cell table:style-name="ce3" table:formula="of:=AVERAGE([.H4:.H13])" office:value-type="float" office:value="24339970.4" calcext:value-type="float">
            <text:p>24339970.4</text:p>
          </table:table-cell>
          <table:table-cell table:style-name="ce3" table:formula="of:=AVERAGE([.I4:.I13])" office:value-type="float" office:value="24381342.1" calcext:value-type="float">
            <text:p>24381342.1</text:p>
          </table:table-cell>
          <table:table-cell table:style-name="ce3" table:formula="of:=AVERAGE([.J4:.J13])" office:value-type="float" office:value="29228472.5" calcext:value-type="float">
            <text:p>29228472.5</text:p>
          </table:table-cell>
          <table:table-cell table:style-name="ce3"/>
          <table:table-cell table:style-name="ce3" table:formula="of:=AVERAGE([.L4:.L13])" office:value-type="float" office:value="111.075" calcext:value-type="float">
            <text:p>111.075</text:p>
          </table:table-cell>
          <table:table-cell table:style-name="ce3" table:formula="of:=AVERAGE([.M4:.M13])" office:value-type="float" office:value="109.128" calcext:value-type="float">
            <text:p>109.128</text:p>
          </table:table-cell>
          <table:table-cell table:style-name="ce3" table:formula="of:=AVERAGE([.N4:.N13])" office:value-type="float" office:value="109.024" calcext:value-type="float">
            <text:p>109.024</text:p>
          </table:table-cell>
          <table:table-cell table:style-name="ce3" table:formula="of:=AVERAGE([.O4:.O13])" office:value-type="float" office:value="126.317" calcext:value-type="float">
            <text:p>126.317</text:p>
          </table:table-cell>
          <table:table-cell table:style-name="ce3" table:formula="of:=AVERAGE([.P4:.P13])" office:value-type="float" office:value="112090109.4" calcext:value-type="float">
            <text:p>112090109.4</text:p>
          </table:table-cell>
          <table:table-cell table:style-name="ce3" table:formula="of:=AVERAGE([.Q4:.Q13])" office:value-type="float" office:value="110110321.2" calcext:value-type="float">
            <text:p>110110321.2</text:p>
          </table:table-cell>
          <table:table-cell table:style-name="ce3" table:formula="of:=AVERAGE([.R4:.R13])" office:value-type="float" office:value="110034234" calcext:value-type="float">
            <text:p>110034234</text:p>
          </table:table-cell>
          <table:table-cell table:style-name="ce3" table:formula="of:=AVERAGE([.S4:.S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89137.8821233337" calcext:value-type="float">
            <text:p>89137.8821233337</text:p>
          </table:table-cell>
          <table:table-cell table:style-name="ce3" table:formula="of:=STDEV([.H4:.H13])" office:value-type="float" office:value="177233.686376803" calcext:value-type="float">
            <text:p>177233.686376803</text:p>
          </table:table-cell>
          <table:table-cell table:style-name="ce3" table:formula="of:=STDEV([.I4:.I13])" office:value-type="float" office:value="130518.658987433" calcext:value-type="float">
            <text:p>130518.658987433</text:p>
          </table:table-cell>
          <table:table-cell table:style-name="ce3" table:formula="of:=STDEV([.J4:.J13])" office:value-type="float" office:value="885395.56666727" calcext:value-type="float">
            <text:p>885395.56666727</text:p>
          </table:table-cell>
          <table:table-cell table:style-name="ce3"/>
          <table:table-cell table:style-name="ce3" table:formula="of:=STDEV([.L4:.L13])" office:value-type="float" office:value="0.649311601279043" calcext:value-type="float">
            <text:p>0.649311601279043</text:p>
          </table:table-cell>
          <table:table-cell table:style-name="ce3" table:formula="of:=STDEV([.M4:.M13])" office:value-type="float" office:value="0.360209815400844" calcext:value-type="float">
            <text:p>0.360209815400844</text:p>
          </table:table-cell>
          <table:table-cell table:style-name="ce3" table:formula="of:=STDEV([.N4:.N13])" office:value-type="float" office:value="0.389592379574116" calcext:value-type="float">
            <text:p>0.389592379574116</text:p>
          </table:table-cell>
          <table:table-cell table:style-name="ce3" table:formula="of:=STDEV([.O4:.O13])" office:value-type="float" office:value="6.82330328930041" calcext:value-type="float">
            <text:p>6.82330328930041</text:p>
          </table:table-cell>
          <table:table-cell table:style-name="ce3" table:formula="of:=STDEV([.P4:.P13])" office:value-type="float" office:value="655117.433078172" calcext:value-type="float">
            <text:p>655117.433078172</text:p>
          </table:table-cell>
          <table:table-cell table:style-name="ce3" table:formula="of:=STDEV([.Q4:.Q13])" office:value-type="float" office:value="335713.89606886" calcext:value-type="float">
            <text:p>335713.89606886</text:p>
          </table:table-cell>
          <table:table-cell table:style-name="ce3" table:formula="of:=STDEV([.R4:.R13])" office:value-type="float" office:value="390851.144829674" calcext:value-type="float">
            <text:p>390851.144829674</text:p>
          </table:table-cell>
          <table:table-cell table:style-name="ce3" table:formula="of:=STDEV([.S4:.S13])" office:value-type="float" office:value="6827825.61677095" calcext:value-type="float">
            <text:p>6827825.61677095</text:p>
          </table:table-cell>
        </table:table-row>
      </table:table>
      <table:table table:name="UA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5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3628297.9" calcext:value-type="float">
            <text:p>13628297.9</text:p>
          </table:table-cell>
          <table:table-cell table:style-name="ce3" table:formula="of:=AVERAGE([.G4:.G13])" office:value-type="float" office:value="13460644.2" calcext:value-type="float">
            <text:p>13460644.2</text:p>
          </table:table-cell>
          <table:table-cell table:style-name="ce3" table:formula="of:=AVERAGE([.H4:.H13])" office:value-type="float" office:value="13449053.2" calcext:value-type="float">
            <text:p>13449053.2</text:p>
          </table:table-cell>
          <table:table-cell table:style-name="ce3" table:formula="of:=AVERAGE([.I4:.I13])" office:value-type="float" office:value="16947200.7" calcext:value-type="float">
            <text:p>16947200.7</text:p>
          </table:table-cell>
          <table:table-cell table:style-name="ce3"/>
          <table:table-cell table:style-name="ce3" table:formula="of:=AVERAGE([.K4:.K13])" office:value-type="float" office:value="67.804" calcext:value-type="float">
            <text:p>67.804</text:p>
          </table:table-cell>
          <table:table-cell table:style-name="ce3" table:formula="of:=AVERAGE([.L4:.L13])" office:value-type="float" office:value="66.6" calcext:value-type="float">
            <text:p>66.6</text:p>
          </table:table-cell>
          <table:table-cell table:style-name="ce3" table:formula="of:=AVERAGE([.M4:.M13])" office:value-type="float" office:value="66.736" calcext:value-type="float">
            <text:p>66.736</text:p>
          </table:table-cell>
          <table:table-cell table:style-name="ce3" table:formula="of:=AVERAGE([.N4:.N13])" office:value-type="float" office:value="72.157" calcext:value-type="float">
            <text:p>72.157</text:p>
          </table:table-cell>
          <table:table-cell table:style-name="ce3" table:formula="of:=AVERAGE([.O4:.O13])" office:value-type="float" office:value="68277265.8" calcext:value-type="float">
            <text:p>68277265.8</text:p>
          </table:table-cell>
          <table:table-cell table:style-name="ce3" table:formula="of:=AVERAGE([.P4:.P13])" office:value-type="float" office:value="67033218" calcext:value-type="float">
            <text:p>67033218</text:p>
          </table:table-cell>
          <table:table-cell table:style-name="ce3" table:formula="of:=AVERAGE([.Q4:.Q13])" office:value-type="float" office:value="67220685.3" calcext:value-type="float">
            <text:p>67220685.3</text:p>
          </table:table-cell>
          <table:table-cell table:style-name="ce3" table:formula="of:=AVERAGE([.R4:.R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65462.155128746" calcext:value-type="float">
            <text:p>65462.155128746</text:p>
          </table:table-cell>
          <table:table-cell table:style-name="ce3" table:formula="of:=STDEV([.G4:.G13])" office:value-type="float" office:value="86297.5243713412" calcext:value-type="float">
            <text:p>86297.5243713412</text:p>
          </table:table-cell>
          <table:table-cell table:style-name="ce3" table:formula="of:=STDEV([.H4:.H13])" office:value-type="float" office:value="86758.4225918281" calcext:value-type="float">
            <text:p>86758.4225918281</text:p>
          </table:table-cell>
          <table:table-cell table:style-name="ce3" table:formula="of:=STDEV([.I4:.I13])" office:value-type="float" office:value="315018.229904962" calcext:value-type="float">
            <text:p>315018.229904962</text:p>
          </table:table-cell>
          <table:table-cell table:style-name="ce3"/>
          <table:table-cell table:style-name="ce3" table:formula="of:=STDEV([.K4:.K13])" office:value-type="float" office:value="0.41992591939267" calcext:value-type="float">
            <text:p>0.41992591939267</text:p>
          </table:table-cell>
          <table:table-cell table:style-name="ce3" table:formula="of:=STDEV([.L4:.L13])" office:value-type="float" office:value="0.541971708978737" calcext:value-type="float">
            <text:p>0.541971708978737</text:p>
          </table:table-cell>
          <table:table-cell table:style-name="ce3" table:formula="of:=STDEV([.M4:.M13])" office:value-type="float" office:value="0.618388586929323" calcext:value-type="float">
            <text:p>0.618388586929323</text:p>
          </table:table-cell>
          <table:table-cell table:style-name="ce3" table:formula="of:=STDEV([.N4:.N13])" office:value-type="float" office:value="2.27898149765782" calcext:value-type="float">
            <text:p>2.27898149765782</text:p>
          </table:table-cell>
          <table:table-cell table:style-name="ce3" table:formula="of:=STDEV([.O4:.O13])" office:value-type="float" office:value="402632.865019128" calcext:value-type="float">
            <text:p>402632.865019128</text:p>
          </table:table-cell>
          <table:table-cell table:style-name="ce3" table:formula="of:=STDEV([.P4:.P13])" office:value-type="float" office:value="575626.258393606" calcext:value-type="float">
            <text:p>575626.258393606</text:p>
          </table:table-cell>
          <table:table-cell table:style-name="ce3" table:formula="of:=STDEV([.Q4:.Q13])" office:value-type="float" office:value="606606.660334365" calcext:value-type="float">
            <text:p>606606.660334365</text:p>
          </table:table-cell>
          <table:table-cell table:style-name="ce3" table:formula="of:=STDEV([.R4:.R13])" office:value-type="float" office:value="2297705.0318258" calcext:value-type="float">
            <text:p>2297705.0318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0:04:40.153641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7-11-20T10:39:32.931762141</dc:date>
    <meta:editing-duration>PT5H46M10S</meta:editing-duration>
    <meta:editing-cycles>135</meta:editing-cycles>
    <meta:generator>LibreOffice/5.2.7.2$Linux_X86_64 LibreOffice_project/20m0$Build-2</meta:generator>
    <meta:document-statistic meta:table-count="7" meta:cell-count="1460" meta:object-count="0"/>
  </office:meta>
</office:document-meta>
</file>